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ondensatorenliste:</text:p>
          </table:table-cell>
          <table:table-cell office:value-type="string" calcext:value-type="string">
            <text:p>Name:</text:p>
          </table:table-cell>
          <table:table-cell office:value-type="string" calcext:value-type="string">
            <text:p>Link: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enötigt</text:p>
          </table:table-cell>
          <table:table-cell/>
          <table:table-cell office:value-type="string" calcext:value-type="string">
            <text:p>AEC Standar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4.7 µF </text:p>
          </table:table-cell>
          <table:table-cell table:style-name="ce1" office:value-type="string" calcext:value-type="string">
            <text:p>12063C475K4T2A </text:p>
          </table:table-cell>
          <table:table-cell table:style-name="ce2" office:value-type="string" calcext:value-type="string">
            <text:p>https://de.farnell.com/avx/12063c475k4t2a/kondensator-4-7-f-25v-10-x7r-1206/dp/2507766?st=12063C475K4T2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1" office:value-type="string" calcext:value-type="string">
            <text:p>12065C105K4Z2A 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1" office:value-type="string" calcext:value-type="string">
            <text:p>C1206F104K1RACAUTO  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2.2uF</text:p>
          </table:table-cell>
          <table:table-cell table:style-name="ce1" office:value-type="string" calcext:value-type="string">
            <text:p>C1206X225K5RACAUTO </text:p>
          </table:table-cell>
          <table:table-cell office:value-type="string" calcext:value-type="string">
            <text:p>https://de.farnell.com/kemet/c1206x225k5racauto/kondensator-2-2-f-50v-10-x7r-1206/dp/2478274?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1" office:value-type="string" calcext:value-type="string">
            <text:p>C0805C220K5RACAUTO 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06.941000000</meta:creation-date>
    <dc:date>2019-02-14T15:28:36.176000000</dc:date>
    <meta:editing-duration>PT19S</meta:editing-duration>
    <meta:editing-cycles>1</meta:editing-cycles>
    <meta:document-statistic meta:table-count="1" meta:cell-count="36" meta:object-count="0"/>
    <meta:generator>LibreOffice/6.1.3.2$Windows_X86_64 LibreOffice_project/86daf60bf00efa86ad547e59e09d6bb77c699acb</meta:generator>
  </office:meta>
</office:document-meta>
</file>